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8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2">
          <table:table-cell table:style-name="ce2" office:value-type="float" office:value="127683" calcext:value-type="float">
            <text:p>12768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dentifier for Cryptocards on LPAR is wrong CEX4..... instead CEX5.....</text:p>
          </table:table-cell>
        </table:table-row>
        <table:table-row table:style-name="ro2">
          <table:table-cell table:style-name="ce2" office:value-type="float" office:value="128094" calcext:value-type="float">
            <text:p>128094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Wrong definition of OSA device in generic.prm stops LPAR installation without an error code</text:p>
          </table:table-cell>
        </table:table-row>
        <table:table-row table:style-name="ro2">
          <table:table-cell table:style-name="ce2" office:value-type="float" office:value="128329" calcext:value-type="float">
            <text:p>128329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R-Test] Network failure during install should get more helpful error message</text:p>
          </table:table-cell>
        </table:table-row>
        <table:table-row table:style-name="ro2">
          <table:table-cell table:style-name="ce2" office:value-type="float" office:value="128653" calcext:value-type="float">
            <text:p>12865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R-Test]Frobisher initrd contains znetconf but not awk, getopt, etc </text:p>
          </table:table-cell>
        </table:table-row>
        <table:table-row table:style-name="ro2">
          <table:table-cell table:style-name="ce2" office:value-type="float" office:value="129098" calcext:value-type="float">
            <text:p>129098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R-Test] Logs may contain password</text:p>
          </table:table-cell>
        </table:table-row>
        <table:table-row table:style-name="ro2">
          <table:table-cell table:style-name="ce2" office:value-type="float" office:value="129359" calcext:value-type="float">
            <text:p>129359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cannot install on DASD devices used by z/OS before</text:p>
          </table:table-cell>
        </table:table-row>
        <table:table-row table:style-name="ro2">
          <table:table-cell table:style-name="ce2" office:value-type="float" office:value="130017" calcext:value-type="float">
            <text:p>130017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ronos Networkmanager patches are not included in Vulcan</text:p>
          </table:table-cell>
        </table:table-row>
        <table:table-row table:style-name="ro1">
          <table:table-cell table:style-name="ce2" office:value-type="float" office:value="131004" calcext:value-type="float">
            <text:p>131004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Java 1.8 needs to be packaged by Frobisher build, because MCP does not package and support any Java for Vulcan and follow on releases</text:p>
          </table:table-cell>
        </table:table-row>
        <table:table-row table:style-name="ro2">
          <table:table-cell table:style-name="ce2" office:value-type="float" office:value="131308" calcext:value-type="float">
            <text:p>131308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Yum does not recognize the distro version. $releasever var is empty.</text:p>
          </table:table-cell>
        </table:table-row>
        <table:table-row table:style-name="ro2">
          <table:table-cell table:style-name="ce2" office:value-type="float" office:value="131433" calcext:value-type="float">
            <text:p>131433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Generating denied messages during SSH </text:p>
          </table:table-cell>
        </table:table-row>
        <table:table-row table:style-name="ro2">
          <table:table-cell table:style-name="ce2" office:value-type="float" office:value="131607" calcext:value-type="float">
            <text:p>131607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Replace kvmibm1_1_1-release package with kvmibm-release package</text:p>
          </table:table-cell>
        </table:table-row>
        <table:table-row table:style-name="ro2">
          <table:table-cell table:style-name="ce2" office:value-type="float" office:value="131745" calcext:value-type="float">
            <text:p>131745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osreport plugin kvm is not in the active set </text:p>
          </table:table-cell>
        </table:table-row>
        <table:table-row table:style-name="ro2">
          <table:table-cell table:style-name="ce2" office:value-type="float" office:value="131894" calcext:value-type="float">
            <text:p>131894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Crash tool on Vulcan driver does not support SIMD</text:p>
          </table:table-cell>
        </table:table-row>
        <table:table-row table:style-name="ro2">
          <table:table-cell table:style-name="ce2" office:value-type="float" office:value="131997" calcext:value-type="float">
            <text:p>131997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ser experience, setting up generic.prm in combination with Install Guide</text:p>
          </table:table-cell>
        </table:table-row>
        <table:table-row table:style-name="ro2">
          <table:table-cell table:style-name="ce2" office:value-type="float" office:value="131998" calcext:value-type="float">
            <text:p>131998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Custom partitioning, preselect just defined VG when adding a second LV</text:p>
          </table:table-cell>
        </table:table-row>
        <table:table-row table:style-name="ro2">
          <table:table-cell table:style-name="ce2" office:value-type="float" office:value="132128" calcext:value-type="float">
            <text:p>132128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zKVM install does not configure java.security properly when crypto card is present</text:p>
          </table:table-cell>
        </table:table-row>
        <table:table-row table:style-name="ro2">
          <table:table-cell table:style-name="ce2" office:value-type="float" office:value="132509" calcext:value-type="float">
            <text:p>132509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[PMR: 44299,693,693] manual partitioning creates double fstab entries</text:p>
          </table:table-cell>
        </table:table-row>
        <table:table-row table:style-name="ro2">
          <table:table-cell table:style-name="ce2" office:value-type="float" office:value="132570" calcext:value-type="float">
            <text:p>132570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kdump Size scope high limit not correct</text:p>
          </table:table-cell>
        </table:table-row>
        <table:table-row table:style-name="ro2">
          <table:table-cell table:style-name="ce2" office:value-type="float" office:value="132708" calcext:value-type="float">
            <text:p>132708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kdump Memory Size field accepts character input</text:p>
          </table:table-cell>
        </table:table-row>
        <table:table-row table:style-name="ro2">
          <table:table-cell table:style-name="ce2" office:value-type="float" office:value="132747" calcext:value-type="float">
            <text:p>132747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pdate mcpsource to ibmsource</text:p>
          </table:table-cell>
        </table:table-row>
        <table:table-row table:style-name="ro2">
          <table:table-cell table:style-name="ce2" office:value-type="float" office:value="132897" calcext:value-type="float">
            <text:p>132897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Update license files for Vulcan</text:p>
          </table:table-cell>
        </table:table-row>
        <table:table-row table:style-name="ro2">
          <table:table-cell table:style-name="ce2" office:value-type="float" office:value="132904" calcext:value-type="float">
            <text:p>132904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kdump proceed with using wrong memory size</text:p>
          </table:table-cell>
        </table:table-row>
        <table:table-row table:style-name="ro1">
          <table:table-cell table:style-name="ce2" office:value-type="float" office:value="132961" calcext:value-type="float">
            <text:p>132961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ernel signing key need to be changed from 4096 bits to 3072 bits</text:p>
          </table:table-cell>
        </table:table-row>
        <table:table-row table:style-name="ro2">
          <table:table-cell table:style-name="ce2" office:value-type="float" office:value="133017" calcext:value-type="float">
            <text:p>133017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example.log file stored in the kvmibm-installer log folder</text:p>
          </table:table-cell>
        </table:table-row>
        <table:table-row table:style-name="ro2">
          <table:table-cell table:style-name="ce2" office:value-type="float" office:value="133167" calcext:value-type="float">
            <text:p>133167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yum-plugin-aliases, man-pages-overrides and oprofile</text:p>
          </table:table-cell>
        </table:table-row>
        <table:table-row table:style-name="ro2">
          <table:table-cell table:style-name="ce2" office:value-type="float" office:value="133225" calcext:value-type="float">
            <text:p>133225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SSH vulnerability during driver installation</text:p>
          </table:table-cell>
        </table:table-row>
        <table:table-row table:style-name="ro2">
          <table:table-cell table:style-name="ce2" office:value-type="float" office:value="133227" calcext:value-type="float">
            <text:p>133227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does not allow complete dynamic zFCP specification</text:p>
          </table:table-cell>
        </table:table-row>
        <table:table-row table:style-name="ro2">
          <table:table-cell table:style-name="ce2" office:value-type="float" office:value="133479" calcext:value-type="float">
            <text:p>133479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ey size and digest algorithm of rpm signing key should be changed for vulcan</text:p>
          </table:table-cell>
        </table:table-row>
        <table:table-row table:style-name="ro2">
          <table:table-cell table:style-name="ce2" office:value-type="float" office:value="133518" calcext:value-type="float">
            <text:p>133518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Add 'sdk' repo in /etc/yum.repos.d/ibm_zkvm.repo</text:p>
          </table:table-cell>
        </table:table-row>
        <table:table-row table:style-name="ro2">
          <table:table-cell table:style-name="ce2" office:value-type="float" office:value="133663" calcext:value-type="float">
            <text:p>133663</text:p>
          </table:table-cell>
          <table:table-cell office:value-type="string" calcext:value-type="string">
            <text:p>Installe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kdump option in kickstart installation</text:p>
          </table:table-cell>
        </table:table-row>
        <table:table-row table:style-name="ro2">
          <table:table-cell table:style-name="ce2" office:value-type="float" office:value="133678" calcext:value-type="float">
            <text:p>133678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pdate zhpm package for vulcan-rc.1 release</text:p>
          </table:table-cell>
        </table:table-row>
        <table:table-row table:style-name="ro2">
          <table:table-cell table:style-name="ce2" office:value-type="float" office:value="133915" calcext:value-type="float">
            <text:p>133915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Installer upgrade tool is missing in the Vulcan RC1.1 iso </text:p>
          </table:table-cell>
        </table:table-row>
        <table:table-row table:style-name="ro2">
          <table:table-cell table:style-name="ce2" office:value-type="float" office:value="133923" calcext:value-type="float">
            <text:p>133923</text:p>
          </table:table-cell>
          <table:table-cell office:value-type="string" calcext:value-type="string">
            <text:p>BaseOS</text:p>
          </table:table-cell>
          <table:table-cell office:value-type="string" calcext:value-type="string">
            <text:p>FIX_BY_IBM</text:p>
          </table:table-cell>
          <table:table-cell office:value-type="string" calcext:value-type="string">
            <text:p>JRE symlink is broken; points to Java 1.7 </text:p>
          </table:table-cell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41:03.173024810</meta:creation-date>
    <dc:date>2015-12-10T16:50:30.085895975</dc:date>
    <dc:creator>twu </dc:creator>
    <meta:editing-duration>P0D</meta:editing-duration>
    <meta:editing-cycles>1</meta:editing-cycles>
    <meta:document-statistic meta:table-count="1" meta:cell-count="136" meta:object-count="0"/>
    <meta:generator>LibreOffice/4.1.3.2$Linux_X86_64 LibreOffice_project/410$Build-2</meta:generator>
  </office:meta>
</office:document-meta>
</file>